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1181in" table:align="margins" style:writing-mode="lr-tb"/>
    </style:style>
    <style:style style:name="Table3.A" style:family="table-column">
      <style:table-column-properties style:column-width="4.4972in" style:rel-column-width="41407*"/>
    </style:style>
    <style:style style:name="Table3.B" style:family="table-column">
      <style:table-column-properties style:column-width="1.7097in" style:rel-column-width="15741*"/>
    </style:style>
    <style:style style:name="Table3.C" style:family="table-column">
      <style:table-column-properties style:column-width="0.9111in" style:rel-column-width="8387*"/>
    </style:style>
    <style:style style:name="Table3.1" style:family="table-row">
      <style:table-row-properties fo:keep-together="always"/>
    </style:style>
    <style:style style:name="Table3.A1" style:family="table-cell">
      <style:table-cell-properties fo:padding="0in" fo:border="none"/>
    </style:style>
    <style:style style:name="Table3.B1" style:family="table-cell">
      <style:table-cell-properties style:vertical-align="" fo:padding="0in" fo:border="none"/>
    </style:style>
    <style:style style:name="Table3.C1" style:family="table-cell">
      <style:table-cell-properties style:vertical-align="bottom" fo:padding="0in" fo:border="none"/>
    </style:style>
    <style:style style:name="Table6" style:family="table">
      <style:table-properties style:width="7.1222in" fo:margin-left="0in" fo:margin-right="-0.0042in" table:align="margins" style:writing-mode="lr-tb"/>
    </style:style>
    <style:style style:name="Table6.A" style:family="table-column">
      <style:table-column-properties style:column-width="2.166in" style:rel-column-width="19932*"/>
    </style:style>
    <style:style style:name="Table6.B" style:family="table-column">
      <style:table-column-properties style:column-width="0.5951in" style:rel-column-width="5477*"/>
    </style:style>
    <style:style style:name="Table6.C" style:family="table-column">
      <style:table-column-properties style:column-width="0.1847in" style:rel-column-width="1700*"/>
    </style:style>
    <style:style style:name="Table6.D" style:family="table-column">
      <style:table-column-properties style:column-width="0.184in" style:rel-column-width="1694*"/>
    </style:style>
    <style:style style:name="Table6.E" style:family="table-column">
      <style:table-column-properties style:column-width="3.9917in" style:rel-column-width="36732*"/>
    </style:style>
    <style:style style:name="Table6.1" style:family="table-row">
      <style:table-row-properties style:row-height="0.4722in"/>
    </style:style>
    <style:style style:name="Table6.A1" style:family="table-cell">
      <style:table-cell-properties fo:padding="0in" fo:border-left="none" fo:border-right="none" fo:border-top="1pt solid #000000" fo:border-bottom="none"/>
    </style:style>
    <style:style style:name="Table6.D1" style:family="table-cell">
      <style:table-cell-properties fo:padding="0in" fo:border-left="1pt solid #000000" fo:border-right="none" fo:border-top="1pt solid #000000" fo:border-bottom="none"/>
    </style:style>
    <style:style style:name="Table6.2" style:family="table-row">
      <style:table-row-properties style:min-row-height="0.2694in"/>
    </style:style>
    <style:style style:name="Table6.A2" style:family="table-cell">
      <style:table-cell-properties fo:padding="0in" fo:border="none"/>
    </style:style>
    <style:style style:name="Table6.D2" style:family="table-cell">
      <style:table-cell-properties fo:padding="0.0194in" fo:border-left="1pt solid #000000" fo:border-right="none" fo:border-top="none" fo:border-bottom="none"/>
    </style:style>
    <style:style style:name="Table1" style:family="table">
      <style:table-properties style:width="7.1181in" table:align="margins" style:writing-mode="lr-tb"/>
    </style:style>
    <style:style style:name="Table1.A" style:family="table-column">
      <style:table-column-properties style:column-width="3.4028in" style:rel-column-width="31328*"/>
    </style:style>
    <style:style style:name="Table1.B" style:family="table-column">
      <style:table-column-properties style:column-width="3.7153in" style:rel-column-width="34207*"/>
    </style:style>
    <style:style style:name="Table1.1" style:family="table-row">
      <style:table-row-properties style:min-row-height="0.3542in" fo:keep-together="auto"/>
    </style:style>
    <style:style style:name="Table1.A1" style:family="table-cell">
      <style:table-cell-properties fo:padding="0.0382in" fo:border="none"/>
    </style:style>
    <style:style style:name="Table7" style:family="table">
      <style:table-properties style:width="7.1181in" table:align="margins" style:writing-mode="lr-tb"/>
    </style:style>
    <style:style style:name="Table7.A" style:family="table-column">
      <style:table-column-properties style:column-width="3.4722in" style:rel-column-width="31968*"/>
    </style:style>
    <style:style style:name="Table7.B" style:family="table-column">
      <style:table-column-properties style:column-width="3.6458in" style:rel-column-width="33567*"/>
    </style:style>
    <style:style style:name="Table7.1" style:family="table-row">
      <style:table-row-properties style:min-row-height="0.3542in" fo:keep-together="auto"/>
    </style:style>
    <style:style style:name="Table7.A1" style:family="table-cell">
      <style:table-cell-properties fo:padding="0.0382in" fo:border="none"/>
    </style:style>
    <style:style style:name="Table8" style:family="table">
      <style:table-properties style:width="7.1181in" table:align="margins" style:writing-mode="lr-tb"/>
    </style:style>
    <style:style style:name="Table8.A" style:family="table-column">
      <style:table-column-properties style:column-width="1.0979in" style:rel-column-width="10110*"/>
    </style:style>
    <style:style style:name="Table8.B" style:family="table-column">
      <style:table-column-properties style:column-width="6.0201in" style:rel-column-width="55425*"/>
    </style:style>
    <style:style style:name="Table8.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8" style:family="paragraph" style:parent-style-name="Standard">
      <style:text-properties style:font-name="Liberation Sans1" fo:font-size="9pt" style:font-size-asian="9pt" style:font-size-complex="9pt"/>
    </style:style>
    <style:style style:name="P9" style:family="paragraph" style:parent-style-name="Standard">
      <style:paragraph-properties fo:margin-top="0in" fo:margin-bottom="0in" fo:line-height="100%"/>
      <style:text-properties style:font-name="Liberation Sans1"/>
    </style:style>
    <style:style style:name="P10"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1"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2"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4" style:family="paragraph" style:parent-style-name="Standard">
      <style:paragraph-properties fo:margin-left="0in" fo:margin-right="0in" fo:text-align="start" style:justify-single-word="false" fo:text-indent="0in" style:auto-text-indent="false"/>
      <style:text-properties fo:color="#9b703f" style:font-name="Monospace" fo:font-size="11pt" style:font-size-asian="11pt"/>
    </style:style>
    <style:style style:name="P15" style:family="paragraph" style:parent-style-name="Standard">
      <style:paragraph-properties fo:margin-left="0in" fo:margin-right="0in" fo:text-align="start" style:justify-single-word="false" fo:text-indent="0in"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6" style:family="paragraph" style:parent-style-name="Text_20_body">
      <style:paragraph-properties fo:margin-top="0.1in" fo:margin-bottom="0.1in" fo:text-align="justify" style:justify-single-word="false">
        <style:tab-stops>
          <style:tab-stop style:position="2.8008in"/>
          <style:tab-stop style:position="4.5717in"/>
          <style:tab-stop style:position="6.9673in"/>
        </style:tab-stops>
      </style:paragraph-properties>
      <style:text-properties style:font-name="Liberation Sans1" fo:font-size="9pt" fo:font-weight="bold" style:font-size-asian="9pt" style:font-weight-asian="bold" style:font-size-complex="9pt" style:font-weight-complex="bold"/>
    </style:style>
    <style:style style:name="P17"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style>
    <style:style style:name="P18" style:family="paragraph" style:parent-style-name="Text_20_body">
      <style:paragraph-properties fo:text-align="justify" style:justify-single-word="false">
        <style:tab-stops>
          <style:tab-stop style:position="3.7618in"/>
          <style:tab-stop style:position="6.9673in"/>
        </style:tab-stops>
      </style:paragraph-properties>
      <style:text-properties style:font-name="Liberation Sans1" fo:font-size="9pt" style:font-size-asian="9pt" style:font-size-complex="9pt"/>
    </style:style>
    <style:style style:name="P19"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20"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1" style:family="paragraph" style:parent-style-name="Text_20_body">
      <style:paragraph-properties fo:text-align="start" style:justify-single-word="false">
        <style:tab-stops>
          <style:tab-stop style:position="5.9256in"/>
        </style:tab-stops>
      </style:paragraph-properties>
      <style:text-properties style:font-name="Liberation Sans1" fo:font-size="9pt" style:font-size-asian="9pt" style:font-size-complex="9pt"/>
    </style:style>
    <style:style style:name="P22"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23"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4" style:family="paragraph" style:parent-style-name="Frame_20_contents">
      <style:paragraph-properties fo:margin-left="0.0799in" fo:margin-right="0.002in" fo:text-align="end" style:justify-single-word="false" fo:text-indent="0in" style:auto-text-indent="false"/>
      <style:text-properties style:font-name="Liberation Sans1" fo:font-weight="bold" style:font-weight-asian="bold" style:font-weight-complex="bold"/>
    </style:style>
    <style:style style:name="P25" style:family="paragraph" style:parent-style-name="Frame_20_contents">
      <style:paragraph-properties fo:margin-left="0.0972in" fo:margin-right="0.002in" fo:text-align="end" style:justify-single-word="false" fo:text-indent="0in" style:auto-text-indent="false"/>
      <style:text-properties style:font-name="Liberation Sans1" fo:font-weight="bold" style:font-weight-asian="bold" style:font-weight-complex="bold"/>
    </style:style>
    <style:style style:name="P26"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7"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8"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29"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30"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1"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32"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3" style:family="paragraph" style:parent-style-name="Table_20_Contents">
      <style:text-properties style:font-name="Liberation Sans1" fo:font-size="11pt" style:font-size-asian="11pt" style:font-size-complex="11pt"/>
    </style:style>
    <style:style style:name="P34"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35"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36"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37"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38" style:family="paragraph" style:parent-style-name="Table_20_Contents">
      <style:text-properties style:font-name="Arial1" fo:font-size="14pt" style:font-size-asian="14pt" style:font-size-complex="14pt"/>
    </style:style>
    <style:style style:name="P39"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0"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1"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2"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3" style:family="paragraph" style:parent-style-name="Standard">
      <style:paragraph-properties fo:margin-left="-0.0035in" fo:margin-right="-0.0382in" fo:text-indent="0in" style:auto-text-indent="false">
        <style:tab-stops>
          <style:tab-stop style:position="7.0717in"/>
        </style:tab-stops>
      </style:paragraph-properties>
      <style:text-properties style:font-name="Liberation Sans1" fo:font-size="11pt" style:font-size-asian="11pt" style:font-size-complex="11pt"/>
    </style:style>
    <style:style style:name="P44" style:family="paragraph" style:parent-style-name="Standard">
      <style:paragraph-properties fo:margin-left="0.0083in" fo:margin-right="0.0193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5" style:family="paragraph" style:parent-style-name="Heading_20_1" style:master-page-name="Standard">
      <style:paragraph-properties fo:margin-left="-0.4398in" fo:margin-right="0in" fo:text-align="center" style:justify-single-word="false" fo:text-indent="-0.0118in" style:auto-text-indent="false" style:page-number="auto">
        <style:tab-stops/>
      </style:paragraph-properties>
      <style:text-properties style:font-name="Liberation Sans1" fo:font-size="24pt" style:font-size-asian="24pt" style:font-size-complex="24pt"/>
    </style:style>
    <style:style style:name="P46" style:family="paragraph" style:parent-style-name="Heading_20_3">
      <style:paragraph-properties fo:margin-left="0in" fo:margin-right="0.0118in" fo:text-indent="0in" style:auto-text-indent="false">
        <style:tab-stops>
          <style:tab-stop style:position="6.4465in"/>
          <style:tab-stop style:position="7.2217in"/>
        </style:tab-stops>
      </style:paragraph-properties>
      <style:text-properties style:font-name="Liberation Sans1" fo:font-size="9.5pt" fo:font-weight="normal" style:font-size-asian="9.5pt" style:font-weight-asian="normal" style:font-size-complex="9.5pt" style:font-weight-complex="normal"/>
    </style:style>
    <style:style style:name="P47"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fo:font-weight="bold" style:font-size-asian="9pt" style:font-weight-asian="bold" style:font-size-complex="9pt" style:font-weight-complex="bold"/>
    </style:style>
    <style:style style:name="P48" style:family="paragraph" style:parent-style-name="Heading_20_2">
      <style:text-properties style:font-name="Liberation Sans1"/>
    </style:style>
    <style:style style:name="P49" style:family="paragraph" style:parent-style-name="Heading_20_2">
      <style:paragraph-properties fo:text-align="center" style:justify-single-word="false"/>
      <style:text-properties style:font-name="Liberation Sans1"/>
    </style:style>
    <style:style style:name="P50" style:family="paragraph" style:parent-style-name="Standard">
      <style:text-properties style:font-name="Liberation Sans1" fo:font-size="9pt" fo:font-weight="bold" style:font-size-asian="9pt" style:font-weight-asian="bold" style:font-size-complex="9pt" style:font-weight-complex="bold"/>
    </style:style>
    <style:style style:name="P51"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weight="normal" style:font-weight-asian="normal" style:font-name-complex="Calibri2" style:font-weight-complex="normal"/>
    </style:style>
    <style:style style:name="T14" style:family="text">
      <style:text-properties fo:font-size="10pt" style:text-underline-style="solid" style:text-underline-width="auto" style:text-underline-color="font-color" style:font-size-asian="10pt" style:font-name-complex="Calibri2" style:font-size-complex="10pt"/>
    </style:style>
    <style:style style:name="T15" style:family="text">
      <style:text-properties fo:font-size="10pt" style:font-size-asian="10pt" style:font-name-complex="Calibri2" style:font-size-complex="10pt"/>
    </style:style>
    <style:style style:name="T16" style:family="text">
      <style:text-properties style:font-name="Liberation Sans1"/>
    </style:style>
    <style:style style:name="T17" style:family="text">
      <style:text-properties style:font-name="Liberation Sans1" fo:font-size="9pt" fo:font-weight="normal" style:font-size-asian="9pt" style:font-weight-asian="normal" style:font-size-complex="9pt" style:font-weight-complex="normal"/>
    </style:style>
    <style:style style:name="T18"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19"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0" style:family="text">
      <style:text-properties style:font-name="Liberation Sans1" fo:font-size="9pt" fo:font-weight="bold" style:font-size-asian="9pt" style:font-weight-asian="bold" style:font-size-complex="9pt" style:font-weight-complex="bold"/>
    </style:style>
    <style:style style:name="T21" style:family="text">
      <style:text-properties style:font-name="Liberation Sans1" fo:font-size="8pt" style:text-underline-style="none" fo:font-weight="bold" style:font-size-asian="8pt" style:font-weight-asian="bold" style:font-size-complex="8pt" style:font-weight-complex="bold"/>
    </style:style>
    <style:style style:name="T22"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23" style:family="text">
      <style:text-properties style:font-name="Liberation Sans" fo:font-size="12pt" style:font-name-asian="Liberation Sans" style:font-size-asian="12pt" style:font-name-complex="Liberation Sans" style:font-size-complex="12pt"/>
    </style:style>
    <style:style style:name="T24"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25" style:family="text">
      <style:text-properties fo:font-size="12pt" style:font-name-asian="DejaVu Sans2" style:font-size-asian="12pt" style:font-name-complex="Arial3" style:font-size-complex="12pt"/>
    </style:style>
    <style:style style:name="T26" style:family="text">
      <style:text-properties fo:font-size="20pt" fo:font-weight="bold" style:font-size-asian="20pt" style:font-weight-asian="bold" style:font-name-complex="Calibri2" style:font-size-complex="20pt"/>
    </style:style>
    <style:style style:name="T27"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8"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29" style:family="text">
      <style:text-properties style:use-window-font-color="true"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color="#000000" style:text-outline="false" style:text-line-through-styl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7407392" text:id="ct77407392">
          <text:insertion>
            <office:change-info>
              <dc:creator>Unknown Author</dc:creator>
              <dc:date>2013-01-21T12:13:00</dc:date>
            </office:change-info>
          </text:insertion>
        </text:changed-region>
        <text:changed-region xml:id="ct77407968" text:id="ct77407968">
          <text:insertion>
            <office:change-info>
              <dc:creator>Unknown Author</dc:creator>
              <dc:date>2013-01-21T12:14:00</dc:date>
            </office:change-info>
          </text:insertion>
        </text:changed-region>
        <text:changed-region xml:id="ct77408592" text:id="ct77408592">
          <text:insertion>
            <office:change-info>
              <dc:creator>Unknown Author</dc:creator>
              <dc:date>2013-01-21T12:14:00</dc:date>
            </office:change-info>
          </text:insertion>
        </text:changed-region>
        <text:changed-region xml:id="ct77409840" text:id="ct77409840">
          <text:insertion>
            <office:change-info>
              <dc:creator>Vlad Orlenko</dc:creator>
              <dc:date>2012-10-14T20:51:00</dc:date>
            </office:change-info>
          </text:insertion>
        </text:changed-region>
        <text:changed-region xml:id="ct74141008" text:id="ct74141008">
          <text:insertion>
            <office:change-info>
              <dc:creator>Unknown Author</dc:creator>
              <dc:date>2013-07-23T17:39:00</dc:date>
            </office:change-info>
          </text:insertion>
        </text:changed-region>
        <text:changed-region xml:id="ct89478656" text:id="ct89478656">
          <text:insertion>
            <office:change-info>
              <dc:creator>Vlad Orlenko</dc:creator>
              <dc:date>2012-10-14T20:52:00</dc:date>
            </office:change-info>
          </text:insertion>
        </text:changed-region>
        <text:changed-region xml:id="ct101009168" text:id="ct101009168">
          <text:insertion>
            <office:change-info>
              <dc:creator>Vlad Orlenko</dc:creator>
              <dc:date>2012-10-14T20:52:00</dc:date>
            </office:change-info>
          </text:insertion>
        </text:changed-region>
        <text:changed-region xml:id="ct74138928" text:id="ct74138928">
          <text:insertion>
            <office:change-info>
              <dc:creator>Vlad Orlenko</dc:creator>
              <dc:date>2012-10-15T06:08:00</dc:date>
            </office:change-info>
          </text:insertion>
        </text:changed-region>
        <text:changed-region xml:id="ct78821008" text:id="ct78821008">
          <text:insertion>
            <office:change-info>
              <dc:creator>Vlad Orlenko</dc:creator>
              <dc:date>2012-10-15T06:08:00</dc:date>
            </office:change-info>
          </text:insertion>
        </text:changed-region>
        <text:changed-region xml:id="ct53873440" text:id="ct53873440">
          <text:insertion>
            <office:change-info>
              <dc:creator>Vlad Orlenko</dc:creator>
              <dc:date>2012-10-15T06:08:00</dc:date>
            </office:change-info>
          </text:insertion>
        </text:changed-region>
        <text:changed-region xml:id="ct97241088" text:id="ct97241088">
          <text:insertion>
            <office:change-info>
              <dc:creator>Vlad Orlenko</dc:creator>
              <dc:date>2012-10-15T06:08:00</dc:date>
            </office:change-info>
          </text:insertion>
        </text:changed-region>
        <text:changed-region xml:id="ct78244224" text:id="ct78244224">
          <text:insertion>
            <office:change-info>
              <dc:creator>Vlad Orlenko</dc:creator>
              <dc:date>2012-10-15T06:08:00</dc:date>
            </office:change-info>
          </text:insertion>
        </text:changed-region>
        <text:changed-region xml:id="ct77409056" text:id="ct77409056">
          <text:insertion>
            <office:change-info>
              <dc:creator>Vlad Orlenko</dc:creator>
              <dc:date>2012-10-15T06:08:00</dc:date>
            </office:change-info>
          </text:insertion>
        </text:changed-region>
        <text:changed-region xml:id="ct78820688" text:id="ct78820688">
          <text:insertion>
            <office:change-info>
              <dc:creator>Vlad Orlenko</dc:creator>
              <dc:date>2013-01-28T12:51:00</dc:date>
            </office:change-info>
          </text:insertion>
        </text:changed-region>
        <text:changed-region xml:id="ct89477488" text:id="ct89477488">
          <text:insertion>
            <office:change-info>
              <dc:creator>Vlad Orlenko</dc:creator>
              <dc:date>2012-10-15T06:08:00</dc:date>
            </office:change-info>
          </text:insertion>
        </text:changed-region>
        <text:changed-region xml:id="ct85316640" text:id="ct85316640">
          <text:insertion>
            <office:change-info>
              <dc:creator>Vlad Orlenko</dc:creator>
              <dc:date>2013-02-09T06:48:00</dc:date>
            </office:change-info>
          </text:insertion>
        </text:changed-region>
        <text:changed-region xml:id="ct101011040" text:id="ct101011040">
          <text:insertion>
            <office:change-info>
              <dc:creator>Vlad Orlenko</dc:creator>
              <dc:date>2013-02-09T06:48:00</dc:date>
            </office:change-info>
          </text:insertion>
        </text:changed-region>
        <text:changed-region xml:id="ct74142000" text:id="ct74142000">
          <text:insertion>
            <office:change-info>
              <dc:creator>Vlad Orlenko</dc:creator>
              <dc:date>2013-02-09T06:48:00</dc:date>
            </office:change-info>
          </text:insertion>
        </text:changed-region>
        <text:changed-region xml:id="ct78818224" text:id="ct78818224">
          <text:insertion>
            <office:change-info>
              <dc:creator>Vlad Orlenko</dc:creator>
              <dc:date>2013-01-31T16:18:00</dc:date>
            </office:change-info>
          </text:insertion>
        </text:changed-region>
        <text:changed-region xml:id="ct101011232" text:id="ct101011232">
          <text:insertion>
            <office:change-info>
              <dc:creator>Vlad Orlenko</dc:creator>
              <dc:date>2013-01-31T16:07:00</dc:date>
            </office:change-info>
          </text:insertion>
        </text:changed-region>
        <text:changed-region xml:id="ct77228752" text:id="ct77228752">
          <text:insertion>
            <office:change-info>
              <dc:creator>Vlad Orlenko</dc:creator>
              <dc:date>2012-11-01T16:09:00</dc:date>
            </office:change-info>
          </text:insertion>
        </text:changed-region>
        <text:changed-region xml:id="ct77621440" text:id="ct77621440">
          <text:insertion>
            <office:change-info>
              <dc:creator>Vlad Orlenko</dc:creator>
              <dc:date>2012-11-01T16:51:00</dc:date>
            </office:change-info>
          </text:insertion>
        </text:changed-region>
        <text:changed-region xml:id="ct89454400" text:id="ct89454400">
          <text:insertion>
            <office:change-info>
              <dc:creator>Vlad Orlenko</dc:creator>
              <dc:date>2013-01-21T23:02:00</dc:date>
            </office:change-info>
          </text:insertion>
        </text:changed-region>
        <text:changed-region xml:id="ct74220512" text:id="ct74220512">
          <text:insertion>
            <office:change-info>
              <dc:creator>Vlad Orlenko</dc:creator>
              <dc:date>2012-11-01T16:56:00</dc:date>
            </office:change-info>
          </text:insertion>
        </text:changed-region>
        <text:changed-region xml:id="ct74221104" text:id="ct74221104">
          <text:insertion>
            <office:change-info>
              <dc:creator>Vlad Orlenko</dc:creator>
              <dc:date>2013-01-28T12:54:00</dc:date>
            </office:change-info>
          </text:insertion>
        </text:changed-region>
        <text:changed-region xml:id="ct81709264" text:id="ct81709264">
          <text:insertion>
            <office:change-info>
              <dc:creator>Vlad Orlenko</dc:creator>
              <dc:date>2013-01-28T12:54:00</dc:date>
            </office:change-info>
          </text:insertion>
        </text:changed-region>
        <text:changed-region xml:id="ct77172240" text:id="ct77172240">
          <text:insertion>
            <office:change-info>
              <dc:creator>Vlad Orlenko</dc:creator>
              <dc:date>2012-11-01T16:57:00</dc:date>
            </office:change-info>
          </text:insertion>
        </text:changed-region>
        <text:changed-region xml:id="ct74222160" text:id="ct74222160">
          <text:insertion>
            <office:change-info>
              <dc:creator>Vlad Orlenko</dc:creator>
              <dc:date>2012-11-01T17:05:00</dc:date>
            </office:change-info>
          </text:insertion>
        </text:changed-region>
        <text:changed-region xml:id="ct97245440" text:id="ct97245440">
          <text:insertion>
            <office:change-info>
              <dc:creator>Vlad Orlenko</dc:creator>
              <dc:date>2012-11-01T17:06:00</dc:date>
            </office:change-info>
          </text:insertion>
        </text:changed-region>
        <text:changed-region xml:id="ct77624880" text:id="ct77624880">
          <text:insertion>
            <office:change-info>
              <dc:creator>Vlad Orlenko</dc:creator>
              <dc:date>2013-01-28T12:58:00</dc:date>
            </office:change-info>
          </text:insertion>
        </text:changed-region>
        <text:changed-region xml:id="ct89454048" text:id="ct89454048">
          <text:insertion>
            <office:change-info>
              <dc:creator>Vlad Orlenko</dc:creator>
              <dc:date>2013-01-28T12:58:00</dc:date>
            </office:change-info>
          </text:insertion>
        </text:changed-region>
        <text:changed-region xml:id="ct101010096" text:id="ct101010096">
          <text:insertion>
            <office:change-info>
              <dc:creator>Vlad Orlenko</dc:creator>
              <dc:date>2012-11-01T16:59:00</dc:date>
            </office:change-info>
          </text:insertion>
        </text:changed-region>
        <text:changed-region xml:id="ct74219520" text:id="ct74219520">
          <text:insertion>
            <office:change-info>
              <dc:creator>Vlad Orlenko</dc:creator>
              <dc:date>2012-11-01T16:59:00</dc:date>
            </office:change-info>
          </text:insertion>
        </text:changed-region>
        <text:changed-region xml:id="ct81709696" text:id="ct81709696">
          <text:insertion>
            <office:change-info>
              <dc:creator>Vlad Orlenko</dc:creator>
              <dc:date>2013-01-28T14:20:00</dc:date>
            </office:change-info>
          </text:insertion>
        </text:changed-region>
        <text:changed-region xml:id="ct77174080" text:id="ct77174080">
          <text:insertion>
            <office:change-info>
              <dc:creator>Vlad Orlenko</dc:creator>
              <dc:date>2013-01-28T14:20:00</dc:date>
            </office:change-info>
          </text:insertion>
        </text:changed-region>
        <text:changed-region xml:id="ct81709456" text:id="ct81709456">
          <text:insertion>
            <office:change-info>
              <dc:creator>Vlad Orlenko</dc:creator>
              <dc:date>2012-11-01T17:09:00</dc:date>
            </office:change-info>
          </text:insertion>
        </text:changed-region>
        <text:changed-region xml:id="ct74498304" text:id="ct74498304">
          <text:insertion>
            <office:change-info>
              <dc:creator>Vlad Orlenko</dc:creator>
              <dc:date>2012-11-01T17:09:00</dc:date>
            </office:change-info>
          </text:insertion>
        </text:changed-region>
        <text:changed-region xml:id="ct74020464" text:id="ct74020464">
          <text:insertion>
            <office:change-info>
              <dc:creator>Vlad Orlenko</dc:creator>
              <dc:date>2013-01-28T14:20:00</dc:date>
            </office:change-info>
          </text:insertion>
        </text:changed-region>
        <text:changed-region xml:id="ct74018496" text:id="ct74018496">
          <text:insertion>
            <office:change-info>
              <dc:creator>Vlad Orlenko</dc:creator>
              <dc:date>2012-11-01T17:10:00</dc:date>
            </office:change-info>
          </text:insertion>
        </text:changed-region>
        <text:changed-region xml:id="ct77624448" text:id="ct77624448">
          <text:insertion>
            <office:change-info>
              <dc:creator>Unknown Author</dc:creator>
              <dc:date>2013-02-21T20:57:00</dc:date>
            </office:change-info>
          </text:insertion>
        </text:changed-region>
        <text:changed-region xml:id="ct74222352" text:id="ct74222352">
          <text:insertion>
            <office:change-info>
              <dc:creator>Vlad Orlenko</dc:creator>
              <dc:date>2012-11-01T17:10:00</dc:date>
            </office:change-info>
          </text:insertion>
        </text:changed-region>
        <text:changed-region xml:id="ct77621120" text:id="ct77621120">
          <text:insertion>
            <office:change-info>
              <dc:creator>Vlad Orlenko</dc:creator>
              <dc:date>2012-11-01T16:44:00</dc:date>
            </office:change-info>
          </text:insertion>
        </text:changed-region>
        <text:changed-region xml:id="ct75569200" text:id="ct75569200">
          <text:insertion>
            <office:change-info>
              <dc:creator>Vlad Orlenko</dc:creator>
              <dc:date>2012-11-01T17:13:00</dc:date>
            </office:change-info>
          </text:insertion>
        </text:changed-region>
        <text:changed-region xml:id="ct74722368" text:id="ct74722368">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Membership Renewal Form 2013</text:h>
      <text:h text:style-name="P49" text:outline-level="2">BC Association of Family Resource Programs</text:h>
      <text:h text:style-name="P46"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8"><text:change-start text:change-id="ct77407392"/>member.agency<text:change-end text:change-id="ct77407392"/></text:p>
          </table:table-cell>
          <table:table-cell table:style-name="Table3.B1" office:value-type="string">
            <text:p text:style-name="P24">Membership Number:</text:p>
          </table:table-cell>
          <table:table-cell table:style-name="Table3.C1" office:value-type="string">
            <text:p text:style-name="P24"><text:change-start text:change-id="ct77407968"/>member.memnum<text:change-end text:change-id="ct77407968"/></text:p>
          </table:table-cell>
        </table:table-row>
        <table:table-row>
          <table:covered-table-cell/>
          <table:table-cell table:style-name="Table3.A1" office:value-type="string">
            <text:p text:style-name="P25">Renewal Date:</text:p>
          </table:table-cell>
          <table:table-cell table:style-name="Table3.A1" office:value-type="string">
            <text:p text:style-name="P25"><text:change-start text:change-id="ct77408592"/>member.formatted_renewal_date<text:change-end text:change-id="ct77408592"/></text:p>
          </table:table-cell>
        </table:table-row>
      </table:table>
      <text:p text:style-name="P47"/>
      <text:p text:style-name="P22"><text:span text:style-name="T2">Physical Address</text:span>: <text:span text:style-name="T4"><text:s/></text:span><text:change-start text:change-id="ct77409840"/><text:span text:style-name="T4">member.street</text:span><text:change-end text:change-id="ct77409840"/><text:span text:style-name="T4">, </text:span><text:change-start text:change-id="ct74141008"/><text:span text:style-name="T4">member.city</text:span><text:change-end text:change-id="ct74141008"/><text:span text:style-name="T4">, </text:span><text:change-start text:change-id="ct89478656"/><text:span text:style-name="T4">member.province</text:span><text:change-end text:change-id="ct89478656"/><text:span text:style-name="T4"><text:tab/></text:span><text:span text:style-name="T8"> </text:span><text:span text:style-name="T2">P</text:span><text:span text:style-name="T9">ostal Code: </text:span><text:span text:style-name="T4"><text:s/></text:span><text:change-start text:change-id="ct101009168"/><text:span text:style-name="T4">member.postal_code</text:span><text:change-end text:change-id="ct101009168"/><text:span text:style-name="T4"> <text:tab/></text:span></text:p>
      <text:p text:style-name="P23"><text:span text:style-name="T2">Phone</text:span>:<text:span text:style-name="T8"> </text:span><text:span text:style-name="T4"><text:s text:c="2"/></text:span><text:change-start text:change-id="ct74138928"/><text:span text:style-name="T4">member.phone</text:span><text:change-end text:change-id="ct74138928"/><text:span text:style-name="T4"> <text:tab/></text:span><text:span text:style-name="T8"> </text:span><text:span text:style-name="T2">Fax</text:span>:<text:span text:style-name="T4"> <text:s text:c="2"/></text:span><text:change-start text:change-id="ct78821008"/><text:span text:style-name="T4">member.fax</text:span><text:change-end text:change-id="ct78821008"/><text:span text:style-name="T4"><text:tab/></text:span></text:p>
      <text:p text:style-name="P21"><text:span text:style-name="T2">Website</text:span>: <text:span text:style-name="T4"><text:s text:c="2"/></text:span><text:change-start text:change-id="ct53873440"/><text:span text:style-name="T4">member.website</text:span><text:change-end text:change-id="ct53873440"/><text:span text:style-name="T4"><text:tab/> <text:s text:c="21"/><text:tab/></text:span></text:p>
      <text:p text:style-name="P19"><text:span text:style-name="T2">Contact</text:span>: <text:span text:style-name="T4"><text:s text:c="2"/></text:span><text:change-start text:change-id="ct97241088"/><text:span text:style-name="T4">member.agdirect</text:span><text:change-end text:change-id="ct97241088"/><text:span text:style-name="T4"> <text:s/><text:tab/></text:span><text:span text:style-name="T8"> </text:span><text:span text:style-name="T2">Title</text:span>: <text:change-start text:change-id="ct78244224"/><text:span text:style-name="T4"><text:s/></text:span><text:change-end text:change-id="ct78244224"/><text:span text:style-name="T4"><text:s/></text:span><text:change-start text:change-id="ct77409056"/><text:span text:style-name="T4">member.agdirect_title</text:span><text:change-end text:change-id="ct77409056"/><text:span text:style-name="T4"><text:tab/></text:span></text:p>
      <text:p text:style-name="P20"><text:span text:style-name="T2">Email</text:span>: <text:span text:style-name="T4"><text:s/></text:span><text:change-start text:change-id="ct78820688"/><text:span text:style-name="T4">member.email</text:span><text:change-end text:change-id="ct78820688"/><text:span text:style-name="T4"> <text:s/><text:tab/></text:span> <text:span text:style-name="T2">Direct Phone:</text:span> <text:change-start text:change-id="ct89477488"/><text:span text:style-name="T4"><text:s/>member.dirphone</text:span><text:change-end text:change-id="ct89477488"/><text:span text:style-name="T4"><text:tab/></text:span></text:p>
      <text:p text:style-name="P17"><text:span text:style-name="T21">If mailing address is different than your physical address, please include it here:<text:line-break/></text:span><text:span text:style-name="T27"> </text:span><text:change-start text:change-id="ct85316640"/><text:span text:style-name="T27">member.mailing_street</text:span><text:change-end text:change-id="ct85316640"/><text:span text:style-name="T27">, </text:span><text:change-start text:change-id="ct101011040"/><text:span text:style-name="T27">member.mailing_city</text:span><text:change-end text:change-id="ct101011040"/><text:span text:style-name="T27">, </text:span><text:change-start text:change-id="ct74142000"/><text:span text:style-name="T27">member.mailing_postal_code</text:span><text:change-end text:change-id="ct74142000"/><text:span text:style-name="T19"> <text:tab/> <text:s text:c="120"/></text:span></text:p>
      <text:p text:style-name="P16">Does your agency deliver a Family Resource Program (FRP)? (yes or no)<text:span text:style-name="T4"><text:tab/></text:span><text:change-start text:change-id="ct78818224"/><text:span text:style-name="T6">member.format_is_frp</text:span><text:change-end text:change-id="ct78818224"/><text:span text:style-name="T4"><text:tab/></text:span></text:p>
      <text:p text:style-name="P18"><text:span text:style-name="T2">If YES, please provide the name of your main FRP Site: </text:span><text:span text:style-name="T4"><text:s/><text:tab/></text:span><text:change-start text:change-id="ct101011232"/><text:span text:style-name="T4">member.frp_name</text:span><text:change-end text:change-id="ct101011232"/><text:span text:style-name="T4"><text:tab/></text:span></text:p>
      <text:p text:style-name="P12">The Family Resource Program address and program information will appear on separate page(s), along with any/all additional site locations.</text:p>
      <text:p text:style-name="P12"/>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48" text:outline-level="2">Membership Type:</text:h>
          </table:table-cell>
          <table:table-cell table:style-name="Table6.A1" office:value-type="string">
            <text:h text:style-name="P48" text:outline-level="2"/>
          </table:table-cell>
          <table:table-cell table:style-name="Table6.A1" office:value-type="string">
            <text:h text:style-name="P48" text:outline-level="2"/>
          </table:table-cell>
          <table:table-cell table:style-name="Table6.D1" office:value-type="string">
            <text:h text:style-name="P48" text:outline-level="2"/>
          </table:table-cell>
          <table:table-cell table:style-name="Table6.A1" office:value-type="string">
            <text:h text:style-name="P48" text:outline-level="2">Payment Options:</text:h>
          </table:table-cell>
        </table:table-row>
        <table:table-row table:style-name="Table6.2">
          <table:table-cell table:style-name="Table6.A2" office:value-type="string">
            <text:p text:style-name="Standard"><text:span text:style-name="T24"><office:annotation><dc:creator>Unknown Author</dc:creator><dc:date>2013-07-23T17:45:08</dc:date><text:p text:style-name="P52"><text:span text:style-name="T29">do row if member.membership_type == 'bc-only'</text:span></text:p></office:annotation></text:span><text:span text:style-name="T28">☑</text:span><text:span text:style-name="T22"> </text:span><text:span text:style-name="T20">BC Only Membership (FRP-BC)</text:span></text:p>
          </table:table-cell>
          <table:table-cell table:style-name="Table6.A2" office:value-type="string">
            <text:p text:style-name="P7">$60.00 <text:s/><text:span text:style-name="T4"><text:s text:c="19"/></text:span></text:p>
          </table:table-cell>
          <table:table-cell table:style-name="Table6.A2" table:number-rows-spanned="5" office:value-type="string">
            <text:p text:style-name="P3"/>
          </table:table-cell>
          <table:table-cell table:style-name="Table6.D2" table:number-rows-spanned="5" office:value-type="string">
            <text:p text:style-name="P3"/>
          </table:table-cell>
          <table:table-cell table:style-name="Table6.A2" table:number-rows-spanned="5"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oft-page-break/><text:span text:style-name="T17">203 </text:span><text:span text:style-name="T18">–</text:span><text:span text:style-name="T17"> 2590 Granville St, Vancouver, BC V6H 3H1<text:line-break/></text:span><text:span text:style-name="T17">Tel: (604) 738-0068 <text:s/>Fax: (604) 738-0568 <text:s/>Email: </text:span><text:a xlink:type="simple" xlink:href="mailto:info@frpbc.ca"><text:span text:style-name="T17">info@frpbc.ca</text:span></text:a></text:p>
          </table:table-cell>
        </table:table-row>
        <table:table-row>
          <table:table-cell table:style-name="Table6.A2" office:value-type="string">
            <text:p text:style-name="P50"><text:span text:style-name="T23"><office:annotation><dc:creator>Unknown Author</dc:creator><dc:date>2013-07-23T17:46:41</dc:date><text:p text:style-name="P52"><text:span text:style-name="T29">do row if member.membership_type == 'bc-only'</text:span></text:p></office:annotation></text:span><text:span text:style-name="T28">☐</text:span><text:span text:style-name="T25"> </text:span>Joint Membership <text:line-break/> <text:s text:c="3"/>(FRP-BC &amp; FRP Canada)</text:p>
          </table:table-cell>
          <table:table-cell table:style-name="Table6.A2" office:value-type="string">
            <text:p text:style-name="P7">$150.00 <text:s/><text:span text:style-name="T4"><text:s text:c="19"/></text:span></text:p>
          </table:table-cell>
          <table:covered-table-cell/>
          <table:covered-table-cell/>
          <table:covered-table-cell/>
        </table:table-row>
        <table:table-row>
          <table:table-cell table:style-name="Table6.A2" office:value-type="string">
            <text:p text:style-name="P50"><text:span text:style-name="T28">☐ </text:span>BC Only Membership (FRP-BC)<office:annotation><dc:creator>Vlad Orlenko</dc:creator><dc:date>2013-07-24T15:28:16</dc:date><text:p text:style-name="P53"><text:span text:style-name="T30">do row if member.membership_type == 'joint'</text:span></text:p></office:annotation></text:p>
          </table:table-cell>
          <table:table-cell table:style-name="Table6.A2" office:value-type="string">
            <text:p text:style-name="P7">$60.00</text:p>
          </table:table-cell>
          <table:covered-table-cell/>
          <table:covered-table-cell/>
          <table:covered-table-cell/>
        </table:table-row>
        <table:table-row>
          <table:table-cell table:style-name="Table6.A2" office:value-type="string">
            <text:p text:style-name="P50"><text:span text:style-name="T28">☑ </text:span>Joint Membership <text:line-break/> <text:s text:c="3"/>(FRP-BC &amp; FRP Canada)<office:annotation><dc:creator>Vlad Orlenko</dc:creator><dc:date>2013-07-24T15:28:38</dc:date><text:p text:style-name="P54"><text:span text:style-name="T31">do row if member.membership_type == 'joint'</text:span></text:p></office:annotation></text:p>
          </table:table-cell>
          <table:table-cell table:style-name="Table6.A2" office:value-type="string">
            <text:p text:style-name="P7">$150.00</text:p>
          </table:table-cell>
          <table:covered-table-cell/>
          <table:covered-table-cell/>
          <table:covered-table-cell/>
        </table:table-row>
        <table:table-row>
          <table:table-cell table:style-name="Table6.A2" table:number-columns-spanned="2" office:value-type="string">
            <text:p text:style-name="P8"/>
            <text:p text:style-name="P5">Joint memberships are paid to FRP-BC. FRP Canada will be contacted on your behalf to <text:soft-page-break/>ensure your Joint Membership is updated. You will have a different membership number for each association and separate receipts.</text:p>
            <text:p text:style-name="P6">Thank you for your continued support!</text:p>
          </table:table-cell>
          <table:covered-table-cell/>
          <table:covered-table-cell/>
          <table:covered-table-cell/>
          <table:covered-table-cell/>
        </table:table-row>
      </table:table>
      <text:p text:style-name="P9"><text:change-start text:change-id="ct77228752"/><text:span text:style-name="T26">member.agency</text:span><text:change-end text:change-id="ct77228752"/><text:span text:style-name="T12"> </text:span></text:p>
      <text:p text:style-name="P10">Family Resource Programs Location List</text:p>
      <text:section text:style-name="Sect1" text:name="Location">
        <text:p text:style-name="P11"><office:annotation><dc:creator>Vlad Orlenko</dc:creator><dc:date>2012-11-01T16:38:06</dc:date><text:p text:style-name="P52"><text:span text:style-name="T32">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3"><text:span text:style-name="T3">FRP Name</text:span><text:span text:style-name="T11">: </text:span><text:span text:style-name="T7"><text:s/></text:span><text:change-start text:change-id="ct77621440"/><text:span text:style-name="T7">location.frp_program_name</text:span><text:change-end text:change-id="ct77621440"/><text:span text:style-name="T7"> <text:s text:c="101"/></text:span></text:p>
            </table:table-cell>
            <table:covered-table-cell/>
          </table:table-row>
          <table:table-row table:style-name="Table1.1">
            <table:table-cell table:style-name="Table1.A1" table:number-columns-spanned="2" office:value-type="string">
              <text:p text:style-name="P29"><text:span text:style-name="T3">Physical Address</text:span><text:span text:style-name="T11">: </text:span><text:span text:style-name="T7"><text:s/></text:span><text:change-start text:change-id="ct89454400"/><text:span text:style-name="T7">location.street</text:span><text:change-end text:change-id="ct89454400"/><text:span text:style-name="T7">, </text:span><text:change-start text:change-id="ct74220512"/><text:span text:style-name="T7">location.city</text:span><text:change-end text:change-id="ct74220512"/><text:span text:style-name="T14"><text:tab/> </text:span></text:p>
            </table:table-cell>
            <table:covered-table-cell/>
          </table:table-row>
          <table:table-row table:style-name="Table1.1">
            <table:table-cell table:style-name="Table1.A1" office:value-type="string">
              <text:p text:style-name="P28"><text:span text:style-name="T3">Prov</text:span><text:span text:style-name="T11">.: </text:span><text:span text:style-name="T7"><text:s/></text:span><text:change-start text:change-id="ct74221104"/><text:span text:style-name="T7">location.province</text:span><text:change-end text:change-id="ct74221104"/><text:span text:style-name="T7"> </text:span><text:span text:style-name="T14"><text:tab/></text:span></text:p>
            </table:table-cell>
            <table:table-cell table:style-name="Table1.A1" office:value-type="string">
              <text:p text:style-name="P39"><text:span text:style-name="T3">Postal Code</text:span><text:span text:style-name="T11">: </text:span><text:span text:style-name="T7"><text:s/></text:span><text:change-start text:change-id="ct81709264"/><text:span text:style-name="T7">location.postal_code</text:span><text:change-end text:change-id="ct81709264"/><text:span text:style-name="T7"><text:tab/></text:span></text:p>
            </table:table-cell>
          </table:table-row>
          <table:table-row table:style-name="Table1.1">
            <table:table-cell table:style-name="Table1.A1" table:number-columns-spanned="2" office:value-type="string">
              <text:p text:style-name="P29"><text:span text:style-name="T3">Mailing Address</text:span><text:span text:style-name="T13">: </text:span><text:span text:style-name="T7"><text:s/></text:span><text:change-start text:change-id="ct77172240"/><text:span text:style-name="T7">location.mailing_street</text:span><text:change-end text:change-id="ct77172240"/><text:span text:style-name="T7">, </text:span><text:change-start text:change-id="ct74222160"/><text:span text:style-name="T7">lo</text:span><text:change-end text:change-id="ct74222160"/><text:change-start text:change-id="ct97245440"/><text:span text:style-name="T7">cation.mailing_city</text:span><text:change-end text:change-id="ct97245440"/><text:span text:style-name="T14"><text:tab/> <text:s/></text:span></text:p>
            </table:table-cell>
            <table:covered-table-cell/>
          </table:table-row>
          <table:table-row table:style-name="Table1.1">
            <table:table-cell table:style-name="Table1.A1" office:value-type="string">
              <text:p text:style-name="P30"><text:span text:style-name="T3">Prov</text:span><text:span text:style-name="T11">.: </text:span><text:span text:style-name="T7"><text:s/></text:span><text:change-start text:change-id="ct77624880"/><text:span text:style-name="T7">location.mailing_province</text:span><text:change-end text:change-id="ct77624880"/><text:span text:style-name="T7"> </text:span><text:span text:style-name="T14"><text:tab/></text:span></text:p>
            </table:table-cell>
            <table:table-cell table:style-name="Table1.A1" office:value-type="string">
              <text:p text:style-name="P42"><text:span text:style-name="T3">Postal Code</text:span><text:span text:style-name="T13">: </text:span><text:span text:style-name="T5"><text:s/></text:span><text:change-start text:change-id="ct89454048"/><text:span text:style-name="T5">location.mailing_postal_code</text:span><text:change-end text:change-id="ct89454048"/><text:span text:style-name="T7"> <text:tab/></text:span></text:p>
            </table:table-cell>
          </table:table-row>
          <table:table-row table:style-name="Table1.1">
            <table:table-cell table:style-name="Table1.A1" office:value-type="string">
              <text:p text:style-name="P26"><text:span text:style-name="T3">Phone</text:span><text:span text:style-name="T11">: </text:span><text:span text:style-name="T7"><text:s/></text:span><text:change-start text:change-id="ct101010096"/><text:span text:style-name="T7">location.phone</text:span><text:change-end text:change-id="ct101010096"/><text:span text:style-name="T14"><text:tab/></text:span></text:p>
            </table:table-cell>
            <table:table-cell table:style-name="Table1.A1" office:value-type="string">
              <text:p text:style-name="P40"><text:span text:style-name="T3">Fax</text:span><text:span text:style-name="T11">: </text:span><text:span text:style-name="T7"><text:s/></text:span><text:change-start text:change-id="ct74219520"/><text:span text:style-name="T7">location.fax</text:span><text:change-end text:change-id="ct74219520"/><text:span text:style-name="T7"><text:tab/></text:span></text:p>
            </table:table-cell>
          </table:table-row>
          <table:table-row table:style-name="Table1.1">
            <table:table-cell table:style-name="Table1.A1" table:number-columns-spanned="2" office:value-type="string">
              <text:p text:style-name="P44"><text:span text:style-name="T3">Website</text:span><text:span text:style-name="T11">:</text:span><text:change-start text:change-id="ct81709696"/><text:span text:style-name="T11"> </text:span><text:change-end text:change-id="ct81709696"/><text:span text:style-name="T7"><text:s/></text:span><text:change-start text:change-id="ct77174080"/><text:span text:style-name="T7">location.website</text:span><text:change-end text:change-id="ct77174080"/><text:span text:style-name="T7"><text:tab/> <text:s text:c="7"/></text:span></text:p>
            </table:table-cell>
            <table:covered-table-cell/>
          </table:table-row>
          <table:table-row table:style-name="Table1.1">
            <table:table-cell table:style-name="Table1.A1" office:value-type="string">
              <text:p text:style-name="P27"><text:span text:style-name="T3">Main Contact</text:span><text:span text:style-name="T11">: </text:span><text:span text:style-name="T7"><text:s/></text:span><text:change-start text:change-id="ct81709456"/><text:span text:style-name="T7">location.main_contact.contact_name</text:span><text:change-end text:change-id="ct81709456"/><text:span text:style-name="T7"><text:tab/></text:span></text:p>
            </table:table-cell>
            <table:table-cell table:style-name="Table1.A1" office:value-type="string">
              <text:p text:style-name="P41"><text:span text:style-name="T3">Title</text:span><text:span text:style-name="T11">: </text:span><text:span text:style-name="T7"><text:s/></text:span><text:change-start text:change-id="ct74498304"/><text:span text:style-name="T7">location.main_contact.contact_position</text:span><text:change-end text:change-id="ct74498304"/><text:span text:style-name="T14"><text:tab/></text:span></text:p>
            </table:table-cell>
          </table:table-row>
          <table:table-row table:style-name="Table1.1">
            <table:table-cell table:style-name="Table1.A1" table:number-columns-spanned="2" office:value-type="string">
              <text:p text:style-name="P31"><text:span text:style-name="T3">Email</text:span><text:span text:style-name="T11">: </text:span><text:span text:style-name="T7"><text:s/></text:span><text:change-start text:change-id="ct74020464"/><text:span text:style-name="T7">location.main_contact.contact_email</text:span><text:change-end text:change-id="ct74020464"/><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4"><text:span text:style-name="T2">Additi</text:span><text:span text:style-name="T2"><office:annotation><dc:creator>Vlad Orlenko</dc:creator><dc:date>2012-11-01T16:23:40</dc:date><text:p text:style-name="P52"><text:span text:style-name="T33">do table for contact <text:s/>in location.extra_contacts</text:span></text:p></office:annotation></text:span><text:span text:style-name="T2">onal Contact</text:span>: <text:span text:style-name="T4"><text:s/></text:span><text:change-start text:change-id="ct74018496"/><text:span text:style-name="T4">contact.contact_name</text:span><text:change-end text:change-id="ct74018496"/><text:span text:style-name="T7"><text:tab/></text:span></text:p>
            </table:table-cell>
            <table:table-cell table:style-name="Table7.A1" office:value-type="string">
              <text:p text:style-name="P35"><text:span text:style-name="T2">Title</text:span>: <text:span text:style-name="T4"><text:s/></text:span><text:change-start text:change-id="ct77624448"/><text:span text:style-name="T4">contact.contact_position</text:span><text:change-end text:change-id="ct77624448"/><text:span text:style-name="T4"> <text:s text:c="72"/></text:span></text:p>
            </table:table-cell>
          </table:table-row>
          <table:table-row table:style-name="Table7.1">
            <table:table-cell table:style-name="Table7.A1" table:number-columns-spanned="2" office:value-type="string">
              <text:p text:style-name="P36"><text:span text:style-name="T2">Email</text:span>: <text:span text:style-name="T4"><text:s/></text:span><text:change-start text:change-id="ct74222352"/><text:span text:style-name="T4">contact.contact_email</text:span><text:change-end text:change-id="ct74222352"/><text:span text:style-name="T14"><text:tab/> <text:s text:c="8"/></text:span></text:p>
            </table:table-cell>
            <table:covered-table-cell/>
          </table:table-row>
        </table:table>
        <text:p text:style-name="P32"><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3"><text:change-start text:change-id="ct77621120"/>day.name<text:change-end text:change-id="ct77621120"/><office:annotation><dc:creator>Vlad Orlenko</dc:creator><dc:date>2012-11-01T16:40:36</dc:date><text:p text:style-name="P52"><text:span text:style-name="T32">do row for day in location.days_of_operations</text:span></text:p></office:annotation></text:p>
            </table:table-cell>
            <table:table-cell table:style-name="Table8.A1" office:value-type="string">
              <text:p text:style-name="P37"><text:s/><text:change-start text:change-id="ct75569200"/>day.formatted_hours<text:change-end text:change-id="ct75569200"/><text:span text:style-name="T15"><text:tab/></text:span></text:p>
            </table:table-cell>
          </table:table-row>
        </table:table>
        <text:p text:style-name="P13"/>
        <text:p text:style-name="P15"/>
      </text:section>
      <text:section text:style-name="Sect1" text:name="Notes">
        <text:h text:style-name="Heading_20_2" text:outline-level="2">Notes:</text:h>
      </text:section>
      <text:p text:style-name="P14"><text:change-start text:change-id="ct74722368"/>format_is_frp<text:change-end text:change-id="ct747223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2"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2"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2"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2"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2"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2"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2"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2"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2"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2"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2"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6134in" fo:margin-right="0.7689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7-24T15:30:13</dc:date>
    <meta:editing-duration>PT14H29M46S</meta:editing-duration>
    <meta:editing-cycles>66</meta:editing-cycles>
    <meta:generator>LibreOffice/3.5$Linux_X86_64 LibreOffice_project/350m1$Build-2</meta:generator>
    <dc:creator>Vlad Orlenko</dc:creator>
    <meta:document-statistic meta:table-count="5" meta:image-count="1" meta:object-count="0" meta:page-count="3" meta:paragraph-count="61" meta:word-count="348" meta:character-count="3609" meta:non-whitespace-character-count="2466"/>
  </office:meta>
</office:document-meta>
</file>